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ta41</text:p>
          </table:table-cell>
          <table:table-cell office:value-type="string" calcext:value-type="string">
            <text:p>ta42</text:p>
          </table:table-cell>
          <table:table-cell office:value-type="string" calcext:value-type="string">
            <text:p>ta43</text:p>
          </table:table-cell>
          <table:table-cell office:value-type="string" calcext:value-type="string">
            <text:p>ta44</text:p>
          </table:table-cell>
          <table:table-cell office:value-type="string" calcext:value-type="string">
            <text:p>ta45</text:p>
          </table:table-cell>
          <table:table-cell office:value-type="string" calcext:value-type="string">
            <text:p>ta46</text:p>
          </table:table-cell>
          <table:table-cell office:value-type="string" calcext:value-type="string">
            <text:p>ta47</text:p>
          </table:table-cell>
          <table:table-cell office:value-type="string" calcext:value-type="string">
            <text:p>ta48</text:p>
          </table:table-cell>
          <table:table-cell office:value-type="string" calcext:value-type="string">
            <text:p>ta49</text:p>
          </table:table-cell>
          <table:table-cell office:value-type="string" calcext:value-type="string">
            <text:p>ta50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30" calcext:value-type="float">
            <text:p>2730</text:p>
          </table:table-cell>
          <table:table-cell office:value-type="float" office:value="2717" calcext:value-type="float">
            <text:p>2717</text:p>
          </table:table-cell>
          <table:table-cell office:value-type="float" office:value="2706" calcext:value-type="float">
            <text:p>2706</text:p>
          </table:table-cell>
          <table:table-cell office:value-type="float" office:value="2770" calcext:value-type="float">
            <text:p>2770</text:p>
          </table:table-cell>
          <table:table-cell office:value-type="float" office:value="2790" calcext:value-type="float">
            <text:p>2790</text:p>
          </table:table-cell>
          <table:table-cell office:value-type="float" office:value="2905" calcext:value-type="float">
            <text:p>2905</text:p>
          </table:table-cell>
          <table:table-cell office:value-type="float" office:value="2679" calcext:value-type="float">
            <text:p>2679</text:p>
          </table:table-cell>
          <table:table-cell office:value-type="float" office:value="2721" calcext:value-type="float">
            <text:p>2721</text:p>
          </table:table-cell>
          <table:table-cell office:value-type="float" office:value="2637" calcext:value-type="float">
            <text:p>2637</text:p>
          </table:table-cell>
          <table:table-cell office:value-type="float" office:value="2767" calcext:value-type="float">
            <text:p>2767</text:p>
          </table:table-cell>
          <table:table-cell table:formula="of:=SUM([.B2:.K2])" office:value-type="float" office:value="27422" calcext:value-type="float">
            <text:p>274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83" calcext:value-type="float">
            <text:p>2683</text:p>
          </table:table-cell>
          <table:table-cell office:value-type="float" office:value="2749" calcext:value-type="float">
            <text:p>2749</text:p>
          </table:table-cell>
          <table:table-cell office:value-type="float" office:value="2790" calcext:value-type="float">
            <text:p>2790</text:p>
          </table:table-cell>
          <table:table-cell office:value-type="float" office:value="2905" calcext:value-type="float">
            <text:p>2905</text:p>
          </table:table-cell>
          <table:table-cell office:value-type="float" office:value="2679" calcext:value-type="float">
            <text:p>2679</text:p>
          </table:table-cell>
          <table:table-cell office:value-type="float" office:value="2721" calcext:value-type="float">
            <text:p>2721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table:formula="of:=SUM([.B3:.K3])" office:value-type="float" office:value="27344" calcext:value-type="float">
            <text:p>27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office:value-type="float" office:value="2749" calcext:value-type="float">
            <text:p>2749</text:p>
          </table:table-cell>
          <table:table-cell office:value-type="float" office:value="2728" calcext:value-type="float">
            <text:p>2728</text:p>
          </table:table-cell>
          <table:table-cell office:value-type="float" office:value="2872" calcext:value-type="float">
            <text:p>2872</text:p>
          </table:table-cell>
          <table:table-cell office:value-type="float" office:value="2673" calcext:value-type="float">
            <text:p>2673</text:p>
          </table:table-cell>
          <table:table-cell office:value-type="float" office:value="2656" calcext:value-type="float">
            <text:p>2656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table:formula="of:=SUM([.B4:.K4])" office:value-type="float" office:value="27095" calcext:value-type="float">
            <text:p>27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30" calcext:value-type="float">
            <text:p>2730</text:p>
          </table:table-cell>
          <table:table-cell office:value-type="float" office:value="2706" calcext:value-type="float">
            <text:p>2706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office:value-type="float" office:value="2728" calcext:value-type="float">
            <text:p>2728</text:p>
          </table:table-cell>
          <table:table-cell office:value-type="float" office:value="2806" calcext:value-type="float">
            <text:p>2806</text:p>
          </table:table-cell>
          <table:table-cell office:value-type="float" office:value="2645" calcext:value-type="float">
            <text:p>2645</text:p>
          </table:table-cell>
          <table:table-cell office:value-type="float" office:value="2656" calcext:value-type="float">
            <text:p>2656</text:p>
          </table:table-cell>
          <table:table-cell office:value-type="float" office:value="2637" calcext:value-type="float">
            <text:p>2637</text:p>
          </table:table-cell>
          <table:table-cell office:value-type="float" office:value="2744" calcext:value-type="float">
            <text:p>2744</text:p>
          </table:table-cell>
          <table:table-cell table:formula="of:=SUM([.B5:.K5])" office:value-type="float" office:value="26940" calcext:value-type="float">
            <text:p>269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97" calcext:value-type="float">
            <text:p>2697</text:p>
          </table:table-cell>
          <table:table-cell office:value-type="float" office:value="2698" calcext:value-type="float">
            <text:p>2698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office:value-type="float" office:value="2676" calcext:value-type="float">
            <text:p>2676</text:p>
          </table:table-cell>
          <table:table-cell office:value-type="float" office:value="2728" calcext:value-type="float">
            <text:p>2728</text:p>
          </table:table-cell>
          <table:table-cell office:value-type="float" office:value="2597" calcext:value-type="float">
            <text:p>2597</text:p>
          </table:table-cell>
          <table:table-cell office:value-type="float" office:value="2600" calcext:value-type="float">
            <text:p>2600</text:p>
          </table:table-cell>
          <table:table-cell office:value-type="float" office:value="2536" calcext:value-type="float">
            <text:p>2536</text:p>
          </table:table-cell>
          <table:table-cell office:value-type="float" office:value="2613" calcext:value-type="float">
            <text:p>2613</text:p>
          </table:table-cell>
          <table:table-cell table:formula="of:=SUM([.B6:.K6])" office:value-type="float" office:value="26433" calcext:value-type="float">
            <text:p>264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97" calcext:value-type="float">
            <text:p>2697</text:p>
          </table:table-cell>
          <table:table-cell office:value-type="float" office:value="2628" calcext:value-type="float">
            <text:p>2628</text:p>
          </table:table-cell>
          <table:table-cell office:value-type="float" office:value="2600" calcext:value-type="float">
            <text:p>2600</text:p>
          </table:table-cell>
          <table:table-cell office:value-type="float" office:value="2688" calcext:value-type="float">
            <text:p>2688</text:p>
          </table:table-cell>
          <table:table-cell office:value-type="float" office:value="2636" calcext:value-type="float">
            <text:p>2636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600" calcext:value-type="float">
            <text:p>2600</text:p>
          </table:table-cell>
          <table:table-cell office:value-type="float" office:value="2536" calcext:value-type="float">
            <text:p>2536</text:p>
          </table:table-cell>
          <table:table-cell office:value-type="float" office:value="2613" calcext:value-type="float">
            <text:p>2613</text:p>
          </table:table-cell>
          <table:table-cell table:formula="of:=SUM([.B7:.K7])" office:value-type="float" office:value="26116" calcext:value-type="float">
            <text:p>26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24" calcext:value-type="float">
            <text:p>2524</text:p>
          </table:table-cell>
          <table:table-cell office:value-type="float" office:value="2548" calcext:value-type="float">
            <text:p>2548</text:p>
          </table:table-cell>
          <table:table-cell office:value-type="float" office:value="2636" calcext:value-type="float">
            <text:p>2636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517" calcext:value-type="float">
            <text:p>2517</text:p>
          </table:table-cell>
          <table:table-cell office:value-type="float" office:value="2523" calcext:value-type="float">
            <text:p>2523</text:p>
          </table:table-cell>
          <table:table-cell office:value-type="float" office:value="2570" calcext:value-type="float">
            <text:p>2570</text:p>
          </table:table-cell>
          <table:table-cell table:formula="of:=SUM([.B8:.K8])" office:value-type="float" office:value="25570" calcext:value-type="float">
            <text:p>25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1" calcext:value-type="float">
            <text:p>2531</text:p>
          </table:table-cell>
          <table:table-cell office:value-type="float" office:value="2603" calcext:value-type="float">
            <text:p>2603</text:p>
          </table:table-cell>
          <table:table-cell office:value-type="float" office:value="2508" calcext:value-type="float">
            <text:p>2508</text:p>
          </table:table-cell>
          <table:table-cell office:value-type="float" office:value="2548" calcext:value-type="float">
            <text:p>2548</text:p>
          </table:table-cell>
          <table:table-cell office:value-type="float" office:value="2608" calcext:value-type="float">
            <text:p>2608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501" calcext:value-type="float">
            <text:p>2501</text:p>
          </table:table-cell>
          <table:table-cell office:value-type="float" office:value="2511" calcext:value-type="float">
            <text:p>2511</text:p>
          </table:table-cell>
          <table:table-cell office:value-type="float" office:value="2523" calcext:value-type="float">
            <text:p>2523</text:p>
          </table:table-cell>
          <table:table-cell table:formula="of:=SUM([.B9:.K9])" office:value-type="float" office:value="25451" calcext:value-type="float">
            <text:p>254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office:value-type="float" office:value="2548" calcext:value-type="float">
            <text:p>2548</text:p>
          </table:table-cell>
          <table:table-cell office:value-type="float" office:value="2592" calcext:value-type="float">
            <text:p>2592</text:p>
          </table:table-cell>
          <table:table-cell office:value-type="float" office:value="2633" calcext:value-type="float">
            <text:p>2633</text:p>
          </table:table-cell>
          <table:table-cell office:value-type="float" office:value="2485" calcext:value-type="float">
            <text:p>2485</text:p>
          </table:table-cell>
          <table:table-cell office:value-type="float" office:value="2459" calcext:value-type="float">
            <text:p>2459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0:.K10])" office:value-type="float" office:value="25314" calcext:value-type="float">
            <text:p>253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31" calcext:value-type="float">
            <text:p>2531</text:p>
          </table:table-cell>
          <table:table-cell office:value-type="float" office:value="2596" calcext:value-type="float">
            <text:p>2596</text:p>
          </table:table-cell>
          <table:table-cell office:value-type="float" office:value="2490" calcext:value-type="float">
            <text:p>2490</text:p>
          </table:table-cell>
          <table:table-cell office:value-type="float" office:value="2548" calcext:value-type="float">
            <text:p>2548</text:p>
          </table:table-cell>
          <table:table-cell office:value-type="float" office:value="2592" calcext:value-type="float">
            <text:p>2592</text:p>
          </table:table-cell>
          <table:table-cell office:value-type="float" office:value="2537" calcext:value-type="float">
            <text:p>2537</text:p>
          </table:table-cell>
          <table:table-cell office:value-type="float" office:value="2485" calcext:value-type="float">
            <text:p>2485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1:.K11])" office:value-type="float" office:value="25194" calcext:value-type="float">
            <text:p>25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office:value-type="float" office:value="2548" calcext:value-type="float">
            <text:p>2548</text:p>
          </table:table-cell>
          <table:table-cell office:value-type="float" office:value="2556" calcext:value-type="float">
            <text:p>2556</text:p>
          </table:table-cell>
          <table:table-cell office:value-type="float" office:value="2537" calcext:value-type="float">
            <text:p>2537</text:p>
          </table:table-cell>
          <table:table-cell office:value-type="float" office:value="2485" calcext:value-type="float">
            <text:p>2485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2:.K12])" office:value-type="float" office:value="25039" calcext:value-type="float">
            <text:p>250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31" calcext:value-type="float">
            <text:p>2531</text:p>
          </table:table-cell>
          <table:table-cell office:value-type="float" office:value="2529" calcext:value-type="float">
            <text:p>2529</text:p>
          </table:table-cell>
          <table:table-cell office:value-type="float" office:value="2438" calcext:value-type="float">
            <text:p>2438</text:p>
          </table:table-cell>
          <table:table-cell office:value-type="float" office:value="2500" calcext:value-type="float">
            <text:p>2500</text:p>
          </table:table-cell>
          <table:table-cell office:value-type="float" office:value="2532" calcext:value-type="float">
            <text:p>2532</text:p>
          </table:table-cell>
          <table:table-cell office:value-type="float" office:value="2537" calcext:value-type="float">
            <text:p>2537</text:p>
          </table:table-cell>
          <table:table-cell office:value-type="float" office:value="2431" calcext:value-type="float">
            <text:p>2431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518" calcext:value-type="float">
            <text:p>2518</text:p>
          </table:table-cell>
          <table:table-cell table:formula="of:=SUM([.B13:.K13])" office:value-type="float" office:value="24913" calcext:value-type="float">
            <text:p>249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31" calcext:value-type="float">
            <text:p>2531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office:value-type="float" office:value="2495" calcext:value-type="float">
            <text:p>2495</text:p>
          </table:table-cell>
          <table:table-cell office:value-type="float" office:value="2537" calcext:value-type="float">
            <text:p>2537</text:p>
          </table:table-cell>
          <table:table-cell office:value-type="float" office:value="2420" calcext:value-type="float">
            <text:p>2420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449" calcext:value-type="float">
            <text:p>2449</text:p>
          </table:table-cell>
          <table:table-cell table:formula="of:=SUM([.B14:.K14])" office:value-type="float" office:value="24707" calcext:value-type="float">
            <text:p>247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office:value-type="float" office:value="2452" calcext:value-type="float">
            <text:p>2452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35" calcext:value-type="float">
            <text:p>2435</text:p>
          </table:table-cell>
          <table:table-cell office:value-type="float" office:value="2462" calcext:value-type="float">
            <text:p>2462</text:p>
          </table:table-cell>
          <table:table-cell office:value-type="float" office:value="2429" calcext:value-type="float">
            <text:p>2429</text:p>
          </table:table-cell>
          <table:table-cell table:formula="of:=SUM([.B15:.K15])" office:value-type="float" office:value="24506" calcext:value-type="float">
            <text:p>245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0" calcext:value-type="float">
            <text:p>2490</text:p>
          </table:table-cell>
          <table:table-cell office:value-type="float" office:value="2521" calcext:value-type="float">
            <text:p>2521</text:p>
          </table:table-cell>
          <table:table-cell office:value-type="float" office:value="2357" calcext:value-type="float">
            <text:p>2357</text:p>
          </table:table-cell>
          <table:table-cell office:value-type="float" office:value="2500" calcext:value-type="float">
            <text:p>2500</text:p>
          </table:table-cell>
          <table:table-cell office:value-type="float" office:value="2445" calcext:value-type="float">
            <text:p>2445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21" calcext:value-type="float">
            <text:p>2421</text:p>
          </table:table-cell>
          <table:table-cell office:value-type="float" office:value="2458" calcext:value-type="float">
            <text:p>2458</text:p>
          </table:table-cell>
          <table:table-cell office:value-type="float" office:value="2383" calcext:value-type="float">
            <text:p>2383</text:p>
          </table:table-cell>
          <table:table-cell table:formula="of:=SUM([.B16:.K16])" office:value-type="float" office:value="24435" calcext:value-type="float">
            <text:p>24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88" calcext:value-type="float">
            <text:p>2488</text:p>
          </table:table-cell>
          <table:table-cell office:value-type="float" office:value="2508" calcext:value-type="float">
            <text:p>2508</text:p>
          </table:table-cell>
          <table:table-cell office:value-type="float" office:value="2347" calcext:value-type="float">
            <text:p>2347</text:p>
          </table:table-cell>
          <table:table-cell office:value-type="float" office:value="2462" calcext:value-type="float">
            <text:p>2462</text:p>
          </table:table-cell>
          <table:table-cell office:value-type="float" office:value="2445" calcext:value-type="float">
            <text:p>2445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17:.K17])" office:value-type="float" office:value="24321" calcext:value-type="float">
            <text:p>243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47" calcext:value-type="float">
            <text:p>2347</text:p>
          </table:table-cell>
          <table:table-cell office:value-type="float" office:value="2462" calcext:value-type="float">
            <text:p>2462</text:p>
          </table:table-cell>
          <table:table-cell office:value-type="float" office:value="2445" calcext:value-type="float">
            <text:p>2445</text:p>
          </table:table-cell>
          <table:table-cell office:value-type="float" office:value="2537" calcext:value-type="float">
            <text:p>2537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18:.K18])" office:value-type="float" office:value="24243" calcext:value-type="float">
            <text:p>242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5" calcext:value-type="float">
            <text:p>2325</text:p>
          </table:table-cell>
          <table:table-cell office:value-type="float" office:value="2462" calcext:value-type="float">
            <text:p>2462</text:p>
          </table:table-cell>
          <table:table-cell office:value-type="float" office:value="2419" calcext:value-type="float">
            <text:p>2419</text:p>
          </table:table-cell>
          <table:table-cell office:value-type="float" office:value="2534" calcext:value-type="float">
            <text:p>2534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19:.K19])" office:value-type="float" office:value="24192" calcext:value-type="float">
            <text:p>241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8" calcext:value-type="float">
            <text:p>2488</text:p>
          </table:table-cell>
          <table:table-cell office:value-type="float" office:value="2430" calcext:value-type="float">
            <text:p>2430</text:p>
          </table:table-cell>
          <table:table-cell office:value-type="float" office:value="2324" calcext:value-type="float">
            <text:p>2324</text:p>
          </table:table-cell>
          <table:table-cell office:value-type="float" office:value="2408" calcext:value-type="float">
            <text:p>2408</text:p>
          </table:table-cell>
          <table:table-cell office:value-type="float" office:value="2359" calcext:value-type="float">
            <text:p>2359</text:p>
          </table:table-cell>
          <table:table-cell office:value-type="float" office:value="2534" calcext:value-type="float">
            <text:p>2534</text:p>
          </table:table-cell>
          <table:table-cell office:value-type="float" office:value="2323" calcext:value-type="float">
            <text:p>2323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3" calcext:value-type="float">
            <text:p>2383</text:p>
          </table:table-cell>
          <table:table-cell table:formula="of:=SUM([.B20:.K20])" office:value-type="float" office:value="24077" calcext:value-type="float">
            <text:p>240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69" calcext:value-type="float">
            <text:p>2469</text:p>
          </table:table-cell>
          <table:table-cell office:value-type="float" office:value="2430" calcext:value-type="float">
            <text:p>2430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59" calcext:value-type="float">
            <text:p>2359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400" calcext:value-type="float">
            <text:p>2400</text:p>
          </table:table-cell>
          <table:table-cell office:value-type="float" office:value="2428" calcext:value-type="float">
            <text:p>2428</text:p>
          </table:table-cell>
          <table:table-cell office:value-type="float" office:value="2381" calcext:value-type="float">
            <text:p>2381</text:p>
          </table:table-cell>
          <table:table-cell table:formula="of:=SUM([.B21:.K21])" office:value-type="float" office:value="23971" calcext:value-type="float">
            <text:p>239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59" calcext:value-type="float">
            <text:p>2359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400" calcext:value-type="float">
            <text:p>2400</text:p>
          </table:table-cell>
          <table:table-cell office:value-type="float" office:value="2391" calcext:value-type="float">
            <text:p>2391</text:p>
          </table:table-cell>
          <table:table-cell office:value-type="float" office:value="2381" calcext:value-type="float">
            <text:p>2381</text:p>
          </table:table-cell>
          <table:table-cell table:formula="of:=SUM([.B22:.K22])" office:value-type="float" office:value="23859" calcext:value-type="float">
            <text:p>238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8" calcext:value-type="float">
            <text:p>2428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400" calcext:value-type="float">
            <text:p>2400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table:formula="of:=SUM([.B23:.K23])" office:value-type="float" office:value="23834" calcext:value-type="float">
            <text:p>2383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388" calcext:value-type="float">
            <text:p>2388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table:formula="of:=SUM([.B24:.K24])" office:value-type="float" office:value="23804" calcext:value-type="float">
            <text:p>238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0" calcext:value-type="float">
            <text:p>2410</text:p>
          </table:table-cell>
          <table:table-cell office:value-type="float" office:value="2396" calcext:value-type="float">
            <text:p>2396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97" calcext:value-type="float">
            <text:p>2297</text:p>
          </table:table-cell>
          <table:table-cell office:value-type="float" office:value="2320" calcext:value-type="float">
            <text:p>2320</text:p>
          </table:table-cell>
          <table:table-cell office:value-type="float" office:value="2391" calcext:value-type="float">
            <text:p>2391</text:p>
          </table:table-cell>
          <table:table-cell office:value-type="float" office:value="2379" calcext:value-type="float">
            <text:p>2379</text:p>
          </table:table-cell>
          <table:table-cell table:formula="of:=SUM([.B25:.K25])" office:value-type="float" office:value="23736" calcext:value-type="float">
            <text:p>237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6:.K26])" office:value-type="float" office:value="23623" calcext:value-type="float">
            <text:p>236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86" calcext:value-type="float">
            <text:p>2386</text:p>
          </table:table-cell>
          <table:table-cell office:value-type="float" office:value="2385" calcext:value-type="float">
            <text:p>2385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7:.K27])" office:value-type="float" office:value="23623" calcext:value-type="float">
            <text:p>236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8:.K28])" office:value-type="float" office:value="23537" calcext:value-type="float">
            <text:p>2353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65" calcext:value-type="float">
            <text:p>2265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9" calcext:value-type="float">
            <text:p>2279</text:p>
          </table:table-cell>
          <table:table-cell office:value-type="float" office:value="2320" calcext:value-type="float">
            <text:p>2320</text:p>
          </table:table-cell>
          <table:table-cell office:value-type="float" office:value="2372" calcext:value-type="float">
            <text:p>2372</text:p>
          </table:table-cell>
          <table:table-cell office:value-type="float" office:value="2338" calcext:value-type="float">
            <text:p>2338</text:p>
          </table:table-cell>
          <table:table-cell table:formula="of:=SUM([.B29:.K29])" office:value-type="float" office:value="23537" calcext:value-type="float">
            <text:p>235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70" calcext:value-type="float">
            <text:p>2270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0:.K30])" office:value-type="float" office:value="23461" calcext:value-type="float">
            <text:p>234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86" calcext:value-type="float">
            <text:p>2386</text:p>
          </table:table-cell>
          <table:table-cell office:value-type="float" office:value="2299" calcext:value-type="float">
            <text:p>2299</text:p>
          </table:table-cell>
          <table:table-cell office:value-type="float" office:value="2244" calcext:value-type="float">
            <text:p>2244</text:p>
          </table:table-cell>
          <table:table-cell office:value-type="float" office:value="2408" calcext:value-type="float">
            <text:p>2408</text:p>
          </table:table-cell>
          <table:table-cell office:value-type="float" office:value="2336" calcext:value-type="float">
            <text:p>2336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1:.K31])" office:value-type="float" office:value="23446" calcext:value-type="float">
            <text:p>234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2:.K32])" office:value-type="float" office:value="23417" calcext:value-type="float">
            <text:p>234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71" calcext:value-type="float">
            <text:p>2371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8" calcext:value-type="float">
            <text:p>2338</text:p>
          </table:table-cell>
          <table:table-cell table:formula="of:=SUM([.B33:.K33])" office:value-type="float" office:value="23417" calcext:value-type="float">
            <text:p>234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34" calcext:value-type="float">
            <text:p>2534</text:p>
          </table:table-cell>
          <table:table-cell office:value-type="float" office:value="2255" calcext:value-type="float">
            <text:p>2255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334" calcext:value-type="float">
            <text:p>2334</text:p>
          </table:table-cell>
          <table:table-cell table:formula="of:=SUM([.B34:.K34])" office:value-type="float" office:value="23390" calcext:value-type="float">
            <text:p>233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9" calcext:value-type="float">
            <text:p>2329</text:p>
          </table:table-cell>
          <table:table-cell office:value-type="float" office:value="2516" calcext:value-type="float">
            <text:p>2516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5:.K35])" office:value-type="float" office:value="23308" calcext:value-type="float">
            <text:p>2330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516" calcext:value-type="float">
            <text:p>2516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6:.K36])" office:value-type="float" office:value="23303" calcext:value-type="float">
            <text:p>233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37" calcext:value-type="float">
            <text:p>223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7:.K37])" office:value-type="float" office:value="23244" calcext:value-type="float">
            <text:p>232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8:.K38])" office:value-type="float" office:value="23234" calcext:value-type="float">
            <text:p>232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324" calcext:value-type="float">
            <text:p>2324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39:.K39])" office:value-type="float" office:value="23234" calcext:value-type="float">
            <text:p>232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48" calcext:value-type="float">
            <text:p>2348</text:p>
          </table:table-cell>
          <table:table-cell office:value-type="float" office:value="2299" calcext:value-type="float">
            <text:p>229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6" calcext:value-type="float">
            <text:p>2326</text:p>
          </table:table-cell>
          <table:table-cell office:value-type="float" office:value="2286" calcext:value-type="float">
            <text:p>2286</text:p>
          </table:table-cell>
          <table:table-cell table:formula="of:=SUM([.B40:.K40])" office:value-type="float" office:value="23198" calcext:value-type="float">
            <text:p>231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39" calcext:value-type="float">
            <text:p>2239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6" calcext:value-type="float">
            <text:p>2286</text:p>
          </table:table-cell>
          <table:table-cell table:formula="of:=SUM([.B41:.K41])" office:value-type="float" office:value="23187" calcext:value-type="float">
            <text:p>231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2:.K42])" office:value-type="float" office:value="23178" calcext:value-type="float">
            <text:p>231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3:.K43])" office:value-type="float" office:value="23146" calcext:value-type="float">
            <text:p>231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48" calcext:value-type="float">
            <text:p>234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4:.K44])" office:value-type="float" office:value="23146" calcext:value-type="float">
            <text:p>231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325" calcext:value-type="float">
            <text:p>2325</text:p>
          </table:table-cell>
          <table:table-cell office:value-type="float" office:value="2283" calcext:value-type="float">
            <text:p>2283</text:p>
          </table:table-cell>
          <table:table-cell table:formula="of:=SUM([.B45:.K45])" office:value-type="float" office:value="23106" calcext:value-type="float">
            <text:p>231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92" calcext:value-type="float">
            <text:p>2292</text:p>
          </table:table-cell>
          <table:table-cell office:value-type="float" office:value="2283" calcext:value-type="float">
            <text:p>2283</text:p>
          </table:table-cell>
          <table:table-cell table:formula="of:=SUM([.B46:.K46])" office:value-type="float" office:value="23073" calcext:value-type="float">
            <text:p>230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408" calcext:value-type="float">
            <text:p>2408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92" calcext:value-type="float">
            <text:p>2292</text:p>
          </table:table-cell>
          <table:table-cell office:value-type="float" office:value="2283" calcext:value-type="float">
            <text:p>2283</text:p>
          </table:table-cell>
          <table:table-cell table:formula="of:=SUM([.B47:.K47])" office:value-type="float" office:value="23073" calcext:value-type="float">
            <text:p>230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227" calcext:value-type="float">
            <text:p>2227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48:.K48])" office:value-type="float" office:value="23050" calcext:value-type="float">
            <text:p>230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49:.K49])" office:value-type="float" office:value="23009" calcext:value-type="float">
            <text:p>230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08" calcext:value-type="float">
            <text:p>2308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50:.K50])" office:value-type="float" office:value="23009" calcext:value-type="float">
            <text:p>230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84" calcext:value-type="float">
            <text:p>2284</text:p>
          </table:table-cell>
          <table:table-cell office:value-type="float" office:value="2283" calcext:value-type="float">
            <text:p>2283</text:p>
          </table:table-cell>
          <table:table-cell table:formula="of:=SUM([.B51:.K51])" office:value-type="float" office:value="22994" calcext:value-type="float">
            <text:p>229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93" calcext:value-type="float">
            <text:p>2293</text:p>
          </table:table-cell>
          <table:table-cell office:value-type="float" office:value="2289" calcext:value-type="float">
            <text:p>2289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61" calcext:value-type="float">
            <text:p>2261</text:p>
          </table:table-cell>
          <table:table-cell office:value-type="float" office:value="2278" calcext:value-type="float">
            <text:p>2278</text:p>
          </table:table-cell>
          <table:table-cell table:formula="of:=SUM([.B52:.K52])" office:value-type="float" office:value="22966" calcext:value-type="float">
            <text:p>229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57" calcext:value-type="float">
            <text:p>2457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61" calcext:value-type="float">
            <text:p>2261</text:p>
          </table:table-cell>
          <table:table-cell office:value-type="float" office:value="2278" calcext:value-type="float">
            <text:p>2278</text:p>
          </table:table-cell>
          <table:table-cell table:formula="of:=SUM([.B53:.K53])" office:value-type="float" office:value="22957" calcext:value-type="float">
            <text:p>2295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58" calcext:value-type="float">
            <text:p>2258</text:p>
          </table:table-cell>
          <table:table-cell office:value-type="float" office:value="2278" calcext:value-type="float">
            <text:p>2278</text:p>
          </table:table-cell>
          <table:table-cell table:formula="of:=SUM([.B54:.K54])" office:value-type="float" office:value="22933" calcext:value-type="float">
            <text:p>229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58" calcext:value-type="float">
            <text:p>2258</text:p>
          </table:table-cell>
          <table:table-cell office:value-type="float" office:value="2278" calcext:value-type="float">
            <text:p>2278</text:p>
          </table:table-cell>
          <table:table-cell table:formula="of:=SUM([.B55:.K55])" office:value-type="float" office:value="22933" calcext:value-type="float">
            <text:p>229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58" calcext:value-type="float">
            <text:p>2258</text:p>
          </table:table-cell>
          <table:table-cell office:value-type="float" office:value="2263" calcext:value-type="float">
            <text:p>2263</text:p>
          </table:table-cell>
          <table:table-cell table:formula="of:=SUM([.B56:.K56])" office:value-type="float" office:value="22918" calcext:value-type="float">
            <text:p>229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57:.K57])" office:value-type="float" office:value="22889" calcext:value-type="float">
            <text:p>228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58:.K58])" office:value-type="float" office:value="22889" calcext:value-type="float">
            <text:p>228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93" calcext:value-type="float">
            <text:p>2293</text:p>
          </table:table-cell>
          <table:table-cell office:value-type="float" office:value="2280" calcext:value-type="float">
            <text:p>2280</text:p>
          </table:table-cell>
          <table:table-cell office:value-type="float" office:value="2186" calcext:value-type="float">
            <text:p>2186</text:p>
          </table:table-cell>
          <table:table-cell office:value-type="float" office:value="2393" calcext:value-type="float">
            <text:p>2393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59:.K59])" office:value-type="float" office:value="22889" calcext:value-type="float">
            <text:p>228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9" calcext:value-type="float">
            <text:p>2229</text:p>
          </table:table-cell>
          <table:table-cell office:value-type="float" office:value="2263" calcext:value-type="float">
            <text:p>2263</text:p>
          </table:table-cell>
          <table:table-cell table:formula="of:=SUM([.B60:.K60])" office:value-type="float" office:value="22854" calcext:value-type="float">
            <text:p>228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93" calcext:value-type="float">
            <text:p>2293</text:p>
          </table:table-cell>
          <table:table-cell office:value-type="float" office:value="2266" calcext:value-type="float">
            <text:p>226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1:.K61])" office:value-type="float" office:value="22848" calcext:value-type="float">
            <text:p>228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2:.K62])" office:value-type="float" office:value="22824" calcext:value-type="float">
            <text:p>2282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3:.K63])" office:value-type="float" office:value="22824" calcext:value-type="float">
            <text:p>228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79" calcext:value-type="float">
            <text:p>2279</text:p>
          </table:table-cell>
          <table:table-cell office:value-type="float" office:value="2256" calcext:value-type="float">
            <text:p>2256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63" calcext:value-type="float">
            <text:p>2263</text:p>
          </table:table-cell>
          <table:table-cell table:formula="of:=SUM([.B64:.K64])" office:value-type="float" office:value="22824" calcext:value-type="float">
            <text:p>228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79" calcext:value-type="float">
            <text:p>2279</text:p>
          </table:table-cell>
          <table:table-cell office:value-type="float" office:value="2245" calcext:value-type="float">
            <text:p>2245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23" calcext:value-type="float">
            <text:p>2223</text:p>
          </table:table-cell>
          <table:table-cell office:value-type="float" office:value="2247" calcext:value-type="float">
            <text:p>2247</text:p>
          </table:table-cell>
          <table:table-cell table:formula="of:=SUM([.B65:.K65])" office:value-type="float" office:value="22797" calcext:value-type="float">
            <text:p>227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279" calcext:value-type="float">
            <text:p>2279</text:p>
          </table:table-cell>
          <table:table-cell office:value-type="float" office:value="2244" calcext:value-type="float">
            <text:p>2244</text:p>
          </table:table-cell>
          <table:table-cell office:value-type="float" office:value="2186" calcext:value-type="float">
            <text:p>2186</text:p>
          </table:table-cell>
          <table:table-cell office:value-type="float" office:value="2372" calcext:value-type="float">
            <text:p>2372</text:p>
          </table:table-cell>
          <table:table-cell office:value-type="float" office:value="2288" calcext:value-type="float">
            <text:p>2288</text:p>
          </table:table-cell>
          <table:table-cell office:value-type="float" office:value="2436" calcext:value-type="float">
            <text:p>2436</text:p>
          </table:table-cell>
          <table:table-cell office:value-type="float" office:value="2201" calcext:value-type="float">
            <text:p>2201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6:.K66])" office:value-type="float" office:value="22777" calcext:value-type="float">
            <text:p>227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79" calcext:value-type="float">
            <text:p>2279</text:p>
          </table:table-cell>
          <table:table-cell office:value-type="float" office:value="2243" calcext:value-type="float">
            <text:p>2243</text:p>
          </table:table-cell>
          <table:table-cell office:value-type="float" office:value="2179" calcext:value-type="float">
            <text:p>2179</text:p>
          </table:table-cell>
          <table:table-cell office:value-type="float" office:value="2372" calcext:value-type="float">
            <text:p>2372</text:p>
          </table:table-cell>
          <table:table-cell office:value-type="float" office:value="2285" calcext:value-type="float">
            <text:p>2285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7:.K67])" office:value-type="float" office:value="22747" calcext:value-type="float">
            <text:p>2274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79" calcext:value-type="float">
            <text:p>2279</text:p>
          </table:table-cell>
          <table:table-cell office:value-type="float" office:value="2242" calcext:value-type="float">
            <text:p>2242</text:p>
          </table:table-cell>
          <table:table-cell office:value-type="float" office:value="2173" calcext:value-type="float">
            <text:p>2173</text:p>
          </table:table-cell>
          <table:table-cell office:value-type="float" office:value="2372" calcext:value-type="float">
            <text:p>2372</text:p>
          </table:table-cell>
          <table:table-cell office:value-type="float" office:value="2285" calcext:value-type="float">
            <text:p>2285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8:.K68])" office:value-type="float" office:value="22740" calcext:value-type="float">
            <text:p>227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47" calcext:value-type="float">
            <text:p>2247</text:p>
          </table:table-cell>
          <table:table-cell table:formula="of:=SUM([.B69:.K69])" office:value-type="float" office:value="22669" calcext:value-type="float">
            <text:p>226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77" calcext:value-type="float">
            <text:p>227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82" calcext:value-type="float">
            <text:p>2182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32" calcext:value-type="float">
            <text:p>2232</text:p>
          </table:table-cell>
          <table:table-cell table:formula="of:=SUM([.B70:.K70])" office:value-type="float" office:value="22654" calcext:value-type="float">
            <text:p>226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63" calcext:value-type="float">
            <text:p>2163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32" calcext:value-type="float">
            <text:p>2232</text:p>
          </table:table-cell>
          <table:table-cell table:formula="of:=SUM([.B71:.K71])" office:value-type="float" office:value="22641" calcext:value-type="float">
            <text:p>226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67" calcext:value-type="float">
            <text:p>2267</text:p>
          </table:table-cell>
          <table:table-cell office:value-type="float" office:value="2237" calcext:value-type="float">
            <text:p>2237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204" calcext:value-type="float">
            <text:p>2204</text:p>
          </table:table-cell>
          <table:table-cell office:value-type="float" office:value="2232" calcext:value-type="float">
            <text:p>2232</text:p>
          </table:table-cell>
          <table:table-cell table:formula="of:=SUM([.B72:.K72])" office:value-type="float" office:value="22633" calcext:value-type="float">
            <text:p>226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67" calcext:value-type="float">
            <text:p>2267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200" calcext:value-type="float">
            <text:p>2200</text:p>
          </table:table-cell>
          <table:table-cell office:value-type="float" office:value="2194" calcext:value-type="float">
            <text:p>2194</text:p>
          </table:table-cell>
          <table:table-cell table:formula="of:=SUM([.B73:.K73])" office:value-type="float" office:value="22579" calcext:value-type="float">
            <text:p>225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55" calcext:value-type="float">
            <text:p>215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4:.K74])" office:value-type="float" office:value="22562" calcext:value-type="float">
            <text:p>2256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79" calcext:value-type="float">
            <text:p>2179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5:.K75])" office:value-type="float" office:value="22552" calcext:value-type="float">
            <text:p>2255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6:.K76])" office:value-type="float" office:value="22533" calcext:value-type="float">
            <text:p>225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5" calcext:value-type="float">
            <text:p>2265</text:p>
          </table:table-cell>
          <table:table-cell office:value-type="float" office:value="2225" calcext:value-type="float">
            <text:p>2225</text:p>
          </table:table-cell>
          <table:table-cell office:value-type="float" office:value="2145" calcext:value-type="float">
            <text:p>2145</text:p>
          </table:table-cell>
          <table:table-cell office:value-type="float" office:value="2372" calcext:value-type="float">
            <text:p>2372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7:.K77])" office:value-type="float" office:value="22533" calcext:value-type="float">
            <text:p>225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265" calcext:value-type="float">
            <text:p>2265</text:p>
          </table:table-cell>
          <table:table-cell office:value-type="float" office:value="2222" calcext:value-type="float">
            <text:p>2222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6" calcext:value-type="float">
            <text:p>2436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8:.K78])" office:value-type="float" office:value="22512" calcext:value-type="float">
            <text:p>225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65" calcext:value-type="float">
            <text:p>2265</text:p>
          </table:table-cell>
          <table:table-cell office:value-type="float" office:value="2207" calcext:value-type="float">
            <text:p>2207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79:.K79])" office:value-type="float" office:value="22495" calcext:value-type="float">
            <text:p>224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60" calcext:value-type="float">
            <text:p>2160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0:.K80])" office:value-type="float" office:value="22479" calcext:value-type="float">
            <text:p>224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1:.K81])" office:value-type="float" office:value="22474" calcext:value-type="float">
            <text:p>224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45" calcext:value-type="float">
            <text:p>214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2:.K82])" office:value-type="float" office:value="22474" calcext:value-type="float">
            <text:p>224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33" calcext:value-type="float">
            <text:p>2133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3:.K83])" office:value-type="float" office:value="22462" calcext:value-type="float">
            <text:p>224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55" calcext:value-type="float">
            <text:p>2155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4:.K84])" office:value-type="float" office:value="22455" calcext:value-type="float">
            <text:p>224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5:.K85])" office:value-type="float" office:value="22441" calcext:value-type="float">
            <text:p>2244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6:.K86])" office:value-type="float" office:value="22441" calcext:value-type="float">
            <text:p>224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7:.K87])" office:value-type="float" office:value="22441" calcext:value-type="float">
            <text:p>2244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65" calcext:value-type="float">
            <text:p>2265</text:p>
          </table:table-cell>
          <table:table-cell office:value-type="float" office:value="2191" calcext:value-type="float">
            <text:p>2191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8:.K88])" office:value-type="float" office:value="22441" calcext:value-type="float">
            <text:p>224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89:.K89])" office:value-type="float" office:value="22439" calcext:value-type="float">
            <text:p>224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90:.K90])" office:value-type="float" office:value="22439" calcext:value-type="float">
            <text:p>224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85" calcext:value-type="float">
            <text:p>2185</text:p>
          </table:table-cell>
          <table:table-cell office:value-type="float" office:value="2194" calcext:value-type="float">
            <text:p>2194</text:p>
          </table:table-cell>
          <table:table-cell table:formula="of:=SUM([.B91:.K91])" office:value-type="float" office:value="22439" calcext:value-type="float">
            <text:p>224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2:.K92])" office:value-type="float" office:value="22433" calcext:value-type="float">
            <text:p>2243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6" calcext:value-type="float">
            <text:p>2126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3:.K93])" office:value-type="float" office:value="22433" calcext:value-type="float">
            <text:p>224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4:.K94])" office:value-type="float" office:value="22432" calcext:value-type="float">
            <text:p>2243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34" calcext:value-type="float">
            <text:p>2434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5:.K95])" office:value-type="float" office:value="22432" calcext:value-type="float">
            <text:p>224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6:.K96])" office:value-type="float" office:value="22426" calcext:value-type="float">
            <text:p>224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41" calcext:value-type="float">
            <text:p>2141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7:.K97])" office:value-type="float" office:value="22426" calcext:value-type="float">
            <text:p>2242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8:.K98])"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99:.K99])"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0:.K100])"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1:.K101])"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2:.K102])"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3:.K103])"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28" calcext:value-type="float">
            <text:p>2428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4:.K104])" office:value-type="float" office:value="22413" calcext:value-type="float">
            <text:p>224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5:.K105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6:.K106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7:.K107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8:.K108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09:.K109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0:.K110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1:.K111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2:.K112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3:.K113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4:.K114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25" calcext:value-type="float">
            <text:p>2125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5:.K115])" office:value-type="float" office:value="22390" calcext:value-type="float">
            <text:p>2239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6:.K116])" office:value-type="float" office:value="22384" calcext:value-type="float">
            <text:p>2238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7:.K117])" office:value-type="float" office:value="22384" calcext:value-type="float">
            <text:p>223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54" calcext:value-type="float">
            <text:p>2354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8:.K118])" office:value-type="float" office:value="22384" calcext:value-type="float">
            <text:p>2238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19:.K119])" office:value-type="float" office:value="22375" calcext:value-type="float">
            <text:p>223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0:.K120])" office:value-type="float" office:value="22375" calcext:value-type="float">
            <text:p>2237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1:.K121])" office:value-type="float" office:value="22375" calcext:value-type="float">
            <text:p>2237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2:.K122])" office:value-type="float" office:value="22375" calcext:value-type="float">
            <text:p>2237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3:.K123])" office:value-type="float" office:value="22375" calcext:value-type="float">
            <text:p>223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4:.K124])" office:value-type="float" office:value="22375" calcext:value-type="float">
            <text:p>2237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5" calcext:value-type="float">
            <text:p>2345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5:.K125])" office:value-type="float" office:value="22375" calcext:value-type="float">
            <text:p>223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405" calcext:value-type="float">
            <text:p>2405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6:.K126])" office:value-type="float" office:value="22370" calcext:value-type="float">
            <text:p>2237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83" calcext:value-type="float">
            <text:p>2383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7:.K127])" office:value-type="float" office:value="22348" calcext:value-type="float">
            <text:p>2234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265" calcext:value-type="float">
            <text:p>2265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83" calcext:value-type="float">
            <text:p>2383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8:.K128])" office:value-type="float" office:value="22348" calcext:value-type="float">
            <text:p>223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83" calcext:value-type="float">
            <text:p>2383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29:.K129])" office:value-type="float" office:value="22337" calcext:value-type="float">
            <text:p>223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0:.K130])" office:value-type="float" office:value="22326" calcext:value-type="float">
            <text:p>223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1:.K131])" office:value-type="float" office:value="22326" calcext:value-type="float">
            <text:p>223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2:.K132])" office:value-type="float" office:value="22326" calcext:value-type="float">
            <text:p>223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40" calcext:value-type="float">
            <text:p>234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3:.K133])" office:value-type="float" office:value="22326" calcext:value-type="float">
            <text:p>223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4" calcext:value-type="float">
            <text:p>2334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320" calcext:value-type="float">
            <text:p>2320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4:.K134])" office:value-type="float" office:value="22320" calcext:value-type="float">
            <text:p>2232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4" calcext:value-type="float">
            <text:p>2334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5:.K135])" office:value-type="float" office:value="22294" calcext:value-type="float">
            <text:p>2229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33" calcext:value-type="float">
            <text:p>2333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6:.K136])" office:value-type="float" office:value="22293" calcext:value-type="float">
            <text:p>222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7:.K137])"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8:.K138])"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94" calcext:value-type="float">
            <text:p>2294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39:.K139])" office:value-type="float" office:value="22287" calcext:value-type="float">
            <text:p>2228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9" calcext:value-type="float">
            <text:p>2179</text:p>
          </table:table-cell>
          <table:table-cell office:value-type="float" office:value="2194" calcext:value-type="float">
            <text:p>2194</text:p>
          </table:table-cell>
          <table:table-cell table:formula="of:=SUM([.B140:.K140])" office:value-type="float" office:value="22264" calcext:value-type="float">
            <text:p>222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1:.K141])" office:value-type="float" office:value="22261" calcext:value-type="float">
            <text:p>222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2:.K142])" office:value-type="float" office:value="22261" calcext:value-type="float">
            <text:p>222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3:.K143])" office:value-type="float" office:value="22261" calcext:value-type="float">
            <text:p>222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4:.K144])" office:value-type="float" office:value="22261" calcext:value-type="float">
            <text:p>222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5:.K145])" office:value-type="float" office:value="22261" calcext:value-type="float">
            <text:p>2226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71" calcext:value-type="float">
            <text:p>227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6:.K146])" office:value-type="float" office:value="22261" calcext:value-type="float">
            <text:p>2226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7:.K147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8:.K148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49:.K149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0:.K150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1:.K151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2:.K152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3:.K153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4:.K154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5:.K155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6:.K156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64" calcext:value-type="float">
            <text:p>2264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7:.K157])" office:value-type="float" office:value="22254" calcext:value-type="float">
            <text:p>222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8:.K158])" office:value-type="float" office:value="22239" calcext:value-type="float">
            <text:p>222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59:.K159])" office:value-type="float" office:value="22239" calcext:value-type="float">
            <text:p>222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0:.K160])" office:value-type="float" office:value="22239" calcext:value-type="float">
            <text:p>2223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27" calcext:value-type="float">
            <text:p>2327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1:.K161])" office:value-type="float" office:value="22239" calcext:value-type="float">
            <text:p>2223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2:.K162])" office:value-type="float" office:value="22220" calcext:value-type="float">
            <text:p>222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3:.K163])" office:value-type="float" office:value="22220" calcext:value-type="float">
            <text:p>222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4:.K164])" office:value-type="float" office:value="22220" calcext:value-type="float">
            <text:p>222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5:.K165])" office:value-type="float" office:value="22220" calcext:value-type="float">
            <text:p>222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8" calcext:value-type="float">
            <text:p>2308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6:.K166])" office:value-type="float" office:value="22220" calcext:value-type="float">
            <text:p>222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7:.K167])" office:value-type="float" office:value="22212" calcext:value-type="float">
            <text:p>2221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72" calcext:value-type="float">
            <text:p>2372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8:.K168])" office:value-type="float" office:value="22212" calcext:value-type="float">
            <text:p>222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69:.K169])" office:value-type="float" office:value="22206" calcext:value-type="float">
            <text:p>222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300" calcext:value-type="float">
            <text:p>2300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0:.K170])" office:value-type="float" office:value="22206" calcext:value-type="float">
            <text:p>222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93" calcext:value-type="float">
            <text:p>2293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1:.K171])" office:value-type="float" office:value="22199" calcext:value-type="float">
            <text:p>221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93" calcext:value-type="float">
            <text:p>2293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2:.K172])" office:value-type="float" office:value="22199" calcext:value-type="float">
            <text:p>221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3:.K173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4:.K174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5:.K175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6:.K176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7:.K177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8:.K178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79:.K179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0:.K180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1:.K181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6" calcext:value-type="float">
            <text:p>2366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2:.K182])" office:value-type="float" office:value="22185" calcext:value-type="float">
            <text:p>221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3:.K183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4:.K184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5:.K185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6:.K186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7:.K187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8:.K188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89:.K189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0:.K190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1:.K191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2:.K192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64" calcext:value-type="float">
            <text:p>2364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3:.K193])" office:value-type="float" office:value="22183" calcext:value-type="float">
            <text:p>2218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4:.K194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5:.K195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6:.K196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7:.K197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8:.K198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99:.K199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0:.K200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1:.K201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2:.K202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3:.K203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4:.K204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5:.K205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6:.K206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7:.K207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8:.K208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09:.K209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0:.K210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1:.K211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2:.K212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3:.K213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4:.K214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5:.K215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6:.K216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7:.K217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8:.K218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19:.K219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0:.K220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1:.K221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2:.K222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3:.K223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4:.K224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5:.K225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6:.K226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7:.K227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8:.K228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29:.K229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0:.K230])" office:value-type="float" office:value="22156" calcext:value-type="float">
            <text:p>2215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1:.K231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2:.K232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3:.K233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4:.K234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5:.K235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6:.K236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7:.K237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8:.K238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39:.K239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0:.K240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1:.K241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2:.K242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3:.K243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4:.K244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5:.K245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6:.K246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7:.K247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8:.K248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49:.K249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0:.K250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9" calcext:value-type="float">
            <text:p>224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1:.K251])" office:value-type="float" office:value="22137" calcext:value-type="float">
            <text:p>2213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2:.K252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3:.K253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4:.K254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5:.K255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6:.K256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7:.K257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8:.K258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59:.K259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37" calcext:value-type="float">
            <text:p>2337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0:.K260])" office:value-type="float" office:value="22134" calcext:value-type="float">
            <text:p>2213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1:.K261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2:.K262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3:.K263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4:.K264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5:.K265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6:.K266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7:.K267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8:.K268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69:.K269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0:.K270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1:.K271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2:.K272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3:.K273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4:.K274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5:.K275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6:.K276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7:.K277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46" calcext:value-type="float">
            <text:p>224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8:.K278])" office:value-type="float" office:value="22119" calcext:value-type="float">
            <text:p>2211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22" calcext:value-type="float">
            <text:p>2322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79:.K279])" office:value-type="float" office:value="22106" calcext:value-type="float">
            <text:p>2210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0:.K280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1:.K281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2:.K282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3:.K283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4:.K284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5:.K285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6:.K286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7:.K287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8:.K288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89:.K289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0:.K290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1:.K291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2:.K292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3:.K293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4:.K294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31" calcext:value-type="float">
            <text:p>2231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5:.K295])" office:value-type="float" office:value="22094" calcext:value-type="float">
            <text:p>220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6:.K296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7:.K297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8:.K298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299:.K299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0:.K300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1:.K301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2:.K302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3:.K303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4:.K304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5:.K305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6:.K306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7:.K307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8:.K308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09:.K309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0:.K310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1:.K311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33" calcext:value-type="float">
            <text:p>223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2:.K312])" office:value-type="float" office:value="22086" calcext:value-type="float">
            <text:p>2208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3:.K313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4:.K314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5:.K315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6:.K316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7:.K317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8:.K318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19:.K319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0:.K320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1:.K321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2:.K322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3:.K323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4:.K324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5:.K325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6:.K326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7:.K327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8:.K328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29:.K329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0:.K330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1:.K331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2:.K332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3:.K333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4:.K334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5:.K335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6:.K336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7:.K337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8:.K338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39:.K339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0:.K340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1:.K341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2:.K342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3:.K343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4:.K344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5:.K345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6:.K346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7:.K347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8:.K348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49:.K349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0:.K350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1:.K351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2:.K352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3:.K353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4:.K354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5:.K355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6" calcext:value-type="float">
            <text:p>220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6:.K356])" office:value-type="float" office:value="22059" calcext:value-type="float">
            <text:p>2205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7:.K357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8:.K358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59:.K359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0:.K360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1:.K361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2:.K362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3:.K363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4:.K364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5:.K365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6:.K366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7:.K367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8:.K368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79" calcext:value-type="float">
            <text:p>227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200" calcext:value-type="float">
            <text:p>220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69:.K369])" office:value-type="float" office:value="22053" calcext:value-type="float">
            <text:p>2205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86" calcext:value-type="float">
            <text:p>218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0:.K370])" office:value-type="float" office:value="22029" calcext:value-type="float">
            <text:p>2202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86" calcext:value-type="float">
            <text:p>2186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1:.K371])" office:value-type="float" office:value="22029" calcext:value-type="float">
            <text:p>220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2:.K372])" office:value-type="float" office:value="22020" calcext:value-type="float">
            <text:p>2202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3:.K373])" office:value-type="float" office:value="22020" calcext:value-type="float">
            <text:p>2202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4:.K374])" office:value-type="float" office:value="22020" calcext:value-type="float">
            <text:p>2202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5:.K375])" office:value-type="float" office:value="22020" calcext:value-type="float">
            <text:p>2202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6:.K376])" office:value-type="float" office:value="22020" calcext:value-type="float">
            <text:p>2202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7:.K377])" office:value-type="float" office:value="22020" calcext:value-type="float">
            <text:p>2202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8:.K378])" office:value-type="float" office:value="22020" calcext:value-type="float">
            <text:p>2202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7" calcext:value-type="float">
            <text:p>217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79:.K379])" office:value-type="float" office:value="22020" calcext:value-type="float">
            <text:p>220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0" calcext:value-type="float">
            <text:p>217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0:.K380])" office:value-type="float" office:value="22013" calcext:value-type="float">
            <text:p>220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70" calcext:value-type="float">
            <text:p>2170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1:.K381])" office:value-type="float" office:value="22013" calcext:value-type="float">
            <text:p>220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2:.K382])" office:value-type="float" office:value="22012" calcext:value-type="float">
            <text:p>220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3:.K383])" office:value-type="float" office:value="22012" calcext:value-type="float">
            <text:p>220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4:.K384])" office:value-type="float" office:value="22012" calcext:value-type="float">
            <text:p>2201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9" calcext:value-type="float">
            <text:p>216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5:.K385])" office:value-type="float" office:value="22012" calcext:value-type="float">
            <text:p>2201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6:.K386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7:.K387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8:.K388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89:.K389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0:.K390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1:.K391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2:.K392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3:.K393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4:.K394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5:.K395])" office:value-type="float" office:value="22004" calcext:value-type="float">
            <text:p>2200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6:.K396])" office:value-type="float" office:value="21996" calcext:value-type="float">
            <text:p>2199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7:.K397])" office:value-type="float" office:value="21996" calcext:value-type="float">
            <text:p>219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8:.K398])" office:value-type="float" office:value="21996" calcext:value-type="float">
            <text:p>2199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399:.K399])" office:value-type="float" office:value="21996" calcext:value-type="float">
            <text:p>2199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0:.K400])" office:value-type="float" office:value="21996" calcext:value-type="float">
            <text:p>219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1:.K401])" office:value-type="float" office:value="21996" calcext:value-type="float">
            <text:p>2199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2:.K402])" office:value-type="float" office:value="21996" calcext:value-type="float">
            <text:p>2199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53" calcext:value-type="float">
            <text:p>2153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3:.K403])" office:value-type="float" office:value="21996" calcext:value-type="float">
            <text:p>2199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4:.K404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5:.K405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6:.K406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7:.K407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8:.K408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09:.K409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0:.K410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1:.K411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2:.K412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3:.K413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4:.K414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5:.K415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6:.K416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7:.K417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8:.K418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19:.K419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0:.K420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1:.K421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2:.K422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3:.K423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4:.K424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5:.K425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6:.K426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7:.K427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8:.K428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29:.K429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0:.K430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1:.K431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2:.K432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3:.K433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4:.K434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5:.K435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6:.K436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7:.K437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8:.K438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39:.K439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0:.K440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1:.K441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2:.K442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3:.K443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4:.K444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5:.K445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6:.K446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7:.K447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8:.K448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49:.K449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0:.K450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1:.K451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2:.K452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3:.K453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4:.K454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5:.K455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6:.K456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7:.K457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8:.K458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59:.K459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0:.K460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1:.K461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2:.K462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3:.K463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9" calcext:value-type="float">
            <text:p>2269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4:.K464])" office:value-type="float" office:value="21990" calcext:value-type="float">
            <text:p>2199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5:.K465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6:.K466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7:.K467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8:.K468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69:.K469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0:.K470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1:.K471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2:.K472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3:.K473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4:.K474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5:.K475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6:.K476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7:.K477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8:.K478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79:.K479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0:.K480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1:.K481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2:.K482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3:.K483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4:.K484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5:.K485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6:.K486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7:.K487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8:.K488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3" calcext:value-type="float">
            <text:p>2223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89:.K489])" office:value-type="float" office:value="21989" calcext:value-type="float">
            <text:p>219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0:.K490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1:.K491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2:.K492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3:.K493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4:.K494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5:.K495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6:.K496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7:.K497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8:.K498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499:.K499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0:.K500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1:.K501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2:.K502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3:.K503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4:.K504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5:.K505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6:.K506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8" calcext:value-type="float">
            <text:p>2268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7:.K507])" office:value-type="float" office:value="21988" calcext:value-type="float">
            <text:p>2198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47" calcext:value-type="float">
            <text:p>2147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8:.K508])" office:value-type="float" office:value="21982" calcext:value-type="float">
            <text:p>2198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09:.K50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0:.K51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1:.K51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2:.K51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3:.K51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4:.K51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5:.K51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6:.K51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7:.K51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8:.K51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19:.K51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0:.K52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1:.K52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2:.K52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3:.K52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4:.K52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5:.K52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6:.K52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7:.K52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8:.K52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29:.K52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0:.K53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1:.K53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2:.K53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3:.K53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4:.K53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5:.K53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6:.K53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7:.K53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8:.K53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39:.K53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0:.K54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1:.K54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2:.K54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3:.K54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4:.K54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5:.K54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6:.K54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7:.K54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8:.K54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49:.K54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0:.K55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1:.K55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2:.K55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3:.K55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4:.K55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5:.K55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6:.K55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7:.K55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8:.K55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59:.K55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0:.K56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1:.K56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2:.K56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3:.K56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4:.K56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5:.K56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6:.K56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7:.K56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8:.K56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69:.K56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0:.K57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1:.K57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2:.K57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3:.K57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4:.K57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5:.K57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6:.K57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7:.K57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8:.K57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79:.K57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0:.K58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1:.K58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2:.K58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3:.K58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4:.K58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5:.K58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6:.K58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7:.K58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8:.K58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89:.K58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0:.K59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1:.K59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2:.K59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3:.K59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4:.K59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5:.K59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6:.K59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7:.K59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8:.K59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599:.K59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0:.K60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1:.K60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2:.K60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3:.K60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4:.K60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5:.K60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6:.K60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7:.K60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8:.K60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09:.K60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0:.K61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1:.K61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2:.K61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3:.K61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4:.K61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5:.K61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6:.K61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7:.K61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8:.K61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19:.K61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0:.K62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1:.K62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2:.K62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3:.K62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4:.K62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5:.K62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6:.K62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7:.K62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8:.K62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29:.K62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0:.K63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1:.K63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2:.K63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3:.K63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4:.K63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5:.K63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6:.K63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7:.K63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8:.K63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39:.K63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0:.K64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1:.K64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2:.K642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3:.K643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4:.K644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5:.K645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6:.K646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7:.K647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8:.K648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49:.K649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0:.K650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10" calcext:value-type="float">
            <text:p>2310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1:.K651])" office:value-type="float" office:value="21974" calcext:value-type="float">
            <text:p>2197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2:.K652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3:.K653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4:.K654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5:.K655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6:.K656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7:.K657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8:.K658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59:.K659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0:.K660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1:.K661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62" calcext:value-type="float">
            <text:p>2262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2:.K662])" office:value-type="float" office:value="21966" calcext:value-type="float">
            <text:p>2196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3:.K663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4:.K664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5:.K665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6:.K666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7:.K667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8:.K668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69:.K669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0:.K670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1:.K671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2:.K672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3:.K673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4:.K674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5:.K675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6:.K676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7:.K677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8:.K678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79:.K679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0:.K680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1:.K681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2:.K682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3:.K683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4:.K684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5:.K685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6:.K686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7:.K687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8:.K688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89:.K689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0:.K690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1:.K691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2:.K692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3:.K693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4:.K694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5:.K695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6:.K696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7:.K697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8:.K698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699:.K699])" office:value-type="float" office:value="21963" calcext:value-type="float">
            <text:p>2196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0:.K700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1:.K701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2:.K702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3:.K703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4:.K704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5:.K705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6:.K706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7:.K707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8:.K708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09:.K709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0:.K710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1:.K711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2:.K712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3:.K713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4:.K714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5:.K715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6:.K716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7:.K717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8:.K718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19:.K719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0:.K720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1:.K721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9" calcext:value-type="float">
            <text:p>225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2:.K722])"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6" calcext:value-type="float">
            <text:p>225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3:.K723])" office:value-type="float" office:value="21954" calcext:value-type="float">
            <text:p>2195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56" calcext:value-type="float">
            <text:p>225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4:.K724])" office:value-type="float" office:value="21954" calcext:value-type="float">
            <text:p>2195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5:.K725])" office:value-type="float" office:value="21947" calcext:value-type="float">
            <text:p>2194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6:.K726])" office:value-type="float" office:value="21947" calcext:value-type="float">
            <text:p>2194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7:.K727])" office:value-type="float" office:value="21947" calcext:value-type="float">
            <text:p>2194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8:.K728])" office:value-type="float" office:value="21947" calcext:value-type="float">
            <text:p>2194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29:.K729])" office:value-type="float" office:value="21947" calcext:value-type="float">
            <text:p>2194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0:.K730])" office:value-type="float" office:value="21947" calcext:value-type="float">
            <text:p>2194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9" calcext:value-type="float">
            <text:p>2249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1:.K731])" office:value-type="float" office:value="21947" calcext:value-type="float">
            <text:p>2194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2:.K732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3:.K733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4:.K734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5:.K735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6:.K736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7:.K737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8:.K738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39:.K739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0:.K740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1:.K741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2:.K742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3:.K743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4:.K744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5:.K745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6:.K746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7:.K747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8:.K748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49:.K749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0:.K750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1:.K751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2:.K752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3:.K753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4:.K754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5:.K755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6:.K756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7:.K757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8:.K758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59:.K759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0:.K760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1:.K761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2:.K762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3:.K763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4:.K764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5:.K765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6:.K766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7:.K767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8:.K768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6" calcext:value-type="float">
            <text:p>2296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69:.K769])" office:value-type="float" office:value="21944" calcext:value-type="float">
            <text:p>2194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0:.K770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1:.K771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2:.K772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3:.K773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4:.K774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5:.K775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6:.K776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7:.K777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8:.K778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79:.K779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0:.K780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1:.K781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2:.K782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3:.K783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4:.K784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5:.K785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6:.K786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7:.K787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8:.K788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89:.K789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0:.K790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1:.K791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2:.K792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3:.K793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4:.K794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5:.K795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6:.K796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7:.K797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8:.K798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799:.K799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0:.K800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1:.K801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2:.K802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3:.K803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4:.K804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5:.K805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6:.K806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7:.K807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8:.K808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09:.K809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0:.K810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1:.K811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2:.K812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3:.K813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4:.K814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5:.K815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6:.K816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7:.K817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8:.K818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19:.K819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0:.K820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1:.K821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2:.K822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3:.K823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4:.K824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22" calcext:value-type="float">
            <text:p>2222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5:.K825])" office:value-type="float" office:value="21942" calcext:value-type="float">
            <text:p>2194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6:.K826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7:.K827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8:.K828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29:.K829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0:.K830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1:.K831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2:.K832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3:.K833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4:.K834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5:.K835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6:.K836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7:.K837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8:.K838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39:.K839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0:.K840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1:.K841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2:.K842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3:.K843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4:.K844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5:.K845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6:.K846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7:.K847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8:.K848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49:.K849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0:.K850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1:.K851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2:.K852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3:.K853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4:.K854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5:.K855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6:.K856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7:.K857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8:.K858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59:.K859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0:.K860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1:.K861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2:.K862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3:.K863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4:.K864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5:.K865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6:.K866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7:.K867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8:.K868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69:.K869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0:.K870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1:.K871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2:.K872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3:.K873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4:.K874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5:.K875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6:.K876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7:.K877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8:.K878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79:.K879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0:.K880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1:.K881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2:.K882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3:.K883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4:.K884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5:.K885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6:.K886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94" calcext:value-type="float">
            <text:p>2294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7:.K887])" office:value-type="float" office:value="21939" calcext:value-type="float">
            <text:p>2193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8:.K888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89:.K889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0:.K890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1:.K891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2:.K892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3:.K893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4:.K894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5:.K895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6:.K896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7:.K897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8:.K898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899:.K899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0:.K900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54" calcext:value-type="float">
            <text:p>2254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1:.K901])" office:value-type="float" office:value="21934" calcext:value-type="float">
            <text:p>2193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2:.K902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3:.K903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4:.K904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5:.K905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6:.K906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7:.K907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8:.K908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09:.K909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0:.K910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1:.K911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2:.K912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3:.K913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4:.K914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5:.K915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6:.K916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7:.K917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8:.K918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19:.K919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0:.K920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1:.K921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2:.K922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3:.K923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4:.K924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5:.K925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6:.K926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7:.K927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8:.K928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29:.K929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0:.K930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1:.K931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2:.K932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3:.K933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4:.K934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5:.K935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6:.K936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7:.K937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8:.K938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39:.K939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0:.K940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1:.K941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2:.K942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3:.K943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4:.K944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5:.K945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6:.K946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7:.K947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8:.K948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49:.K949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0:.K950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1:.K951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2:.K952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3:.K953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4:.K954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5:.K955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6:.K956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7:.K957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8:.K958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59:.K959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250" calcext:value-type="float">
            <text:p>2250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0:.K960])" office:value-type="float" office:value="21930" calcext:value-type="float">
            <text:p>2193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1:.K961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2:.K962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3:.K963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4:.K964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5:.K965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6:.K966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7:.K967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8:.K968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69:.K969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0:.K970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1:.K971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2:.K972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3:.K973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4:.K974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5:.K975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6:.K976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7:.K977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8:.K978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79:.K979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0:.K980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1:.K981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2:.K982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3:.K983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4:.K984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5:.K985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6:.K986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7:.K987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8:.K988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89:.K989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0:.K990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1:.K991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2:.K992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3:.K993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4:.K994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5:.K995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6:.K996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7:.K997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8:.K998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999:.K999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000:.K1000])" office:value-type="float" office:value="21919" calcext:value-type="float">
            <text:p>219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39" calcext:value-type="float">
            <text:p>2239</text:p>
          </table:table-cell>
          <table:table-cell office:value-type="float" office:value="2170" calcext:value-type="float">
            <text:p>2170</text:p>
          </table:table-cell>
          <table:table-cell office:value-type="float" office:value="2119" calcext:value-type="float">
            <text:p>2119</text:p>
          </table:table-cell>
          <table:table-cell office:value-type="float" office:value="2246" calcext:value-type="float">
            <text:p>2246</text:p>
          </table:table-cell>
          <table:table-cell office:value-type="float" office:value="2219" calcext:value-type="float">
            <text:p>2219</text:p>
          </table:table-cell>
          <table:table-cell office:value-type="float" office:value="2289" calcext:value-type="float">
            <text:p>2289</text:p>
          </table:table-cell>
          <table:table-cell office:value-type="float" office:value="2128" calcext:value-type="float">
            <text:p>2128</text:p>
          </table:table-cell>
          <table:table-cell office:value-type="float" office:value="2139" calcext:value-type="float">
            <text:p>2139</text:p>
          </table:table-cell>
          <table:table-cell office:value-type="float" office:value="2176" calcext:value-type="float">
            <text:p>2176</text:p>
          </table:table-cell>
          <table:table-cell office:value-type="float" office:value="2194" calcext:value-type="float">
            <text:p>2194</text:p>
          </table:table-cell>
          <table:table-cell table:formula="of:=SUM([.B1001:.K1001])" office:value-type="float" office:value="21919" calcext:value-type="float">
            <text:p>219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1T17:28:41.922000000</dc:date>
    <meta:editing-duration>PT48M7S</meta:editing-duration>
    <meta:editing-cycles>9</meta:editing-cycles>
    <meta:generator>LibreOffice/7.3.7.2$Windows_X86_64 LibreOffice_project/e114eadc50a9ff8d8c8a0567d6da8f454beeb84f</meta:generator>
    <meta:document-statistic meta:table-count="1" meta:cell-count="12012" meta:object-count="0"/>
  </office:meta>
</office:document-meta>
</file>